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Thema Laravel</text:h>
      <text:p text:style-name="Standard"/>
      <text:p text:style-name="Standard">1. Schaut Euch bitte die Laravel-Doku unter <text:a xlink:type="simple" xlink:href="https://laravel.com/docs/8.x" text:style-name="Internet_20_link" text:visited-style-name="Visited_20_Internet_20_Link">https://laravel.com/docs/8.x</text:a> an. Speziell zu folgenden</text:p>
      <text:p text:style-name="Standard">Themen:</text:p>
      <text:p text:style-name="Standard">- Architecture Concepts (<text:a xlink:type="simple" xlink:href="https://laravel.com/docs/8.x/lifecycle" text:style-name="Internet_20_link" text:visited-style-name="Visited_20_Internet_20_Link">https://laravel.com/docs/8.x/lifecycle</text:a>)</text:p>
      <text:p text:style-name="Standard">- Middleware (<text:a xlink:type="simple" xlink:href="https://laravel.com/docs/8.x/middleware" text:style-name="Internet_20_link" text:visited-style-name="Visited_20_Internet_20_Link">https://laravel.com/docs/8.x/middleware</text:a>)</text:p>
      <text:p text:style-name="Standard">- Base Collection (<text:a xlink:type="simple" xlink:href="https://laravel.com/docs/8.x/collections" text:style-name="Internet_20_link" text:visited-style-name="Visited_20_Internet_20_Link">https://laravel.com/docs/8.x/collections</text:a>)</text:p>
      <text:p text:style-name="Standard">- Validation (<text:a xlink:type="simple" xlink:href="https://laravel.com/docs/8.x/validation" text:style-name="Internet_20_link" text:visited-style-name="Visited_20_Internet_20_Link">https://laravel.com/docs/8.x/validation</text:a>)</text:p>
      <text:p text:style-name="Standard">- Eloquent RelationShip (<text:a xlink:type="simple" xlink:href="https://laravel.com/docs/8.x/eloquent-relationships" text:style-name="Internet_20_link" text:visited-style-name="Visited_20_Internet_20_Link">https://laravel.com/docs/8.x/eloquent-relationships</text:a>)</text:p>
      <text:p text:style-name="Standard"/>
      <text:p text:style-name="Standard"/>
      <text:p text:style-name="Standard">2. Versucht bitte die Laravel Erweiterung „Telescope“ zu installieren und über das Frontend (Browser) aufzurufen. Folgt bitte den Installations-Anweisungen in der Laravel Dokumentation:</text:p>
      <text:p text:style-name="Standard"><text:a xlink:type="simple" xlink:href="https://laravel.com/docs/8.x/telescope" text:style-name="Internet_20_link" text:visited-style-name="Visited_20_Internet_20_Link">https://laravel.com/docs/8.x/telescope</text:a> </text:p>
      <text:p text:style-name="Standard"/>
      <text:p text:style-name="Standard"/>
      <text:p text:style-name="Standard"/>
      <text:p text:style-name="Standard">3 OPTIONAL: Wir haben die neuen Sprach-Tabellen „todos_lang“ und „languages“. Die Model-</text:p>
      <text:p text:style-name="Standard">Klassen hierfür sind bereits erstellt (Language, TodoLang).</text:p>
      <text:p text:style-name="Standard">Erstellt im Model „Todo“ eine Relation dazu, um per Todo auf TodoLang zugreifen zu können. </text:p>
      <text:p text:style-name="Standard">Beim Anlegen eines neuen Todo's sollen so viele Einträge in der Tabelle todos_lang erstellt werden,</text:p>
      <text:p text:style-name="Standard">wie Sprachen verfügbar sind. </text:p>
      <text:p text:style-name="Standard">Um die einzelnen Texte gemäß der aktuell ausgewählten Sprache zu editieren, muß die entsprechen</text:p>
      <text:p text:style-name="Standard">Update-Logik erweitert werden (1. Update von Todo, 2. Update von entsprechendem TodoLang).</text:p>
      <text:p text:style-name="Standard">Bei der Ausgabe des Todo-Text sollen immer die Texte aus der Sprach-Tabelle (todos_lang) per Model-Relation angezeigt werden. Per Sprach-Auswahl müßten dann immer die entsprechenden</text:p>
      <text:p text:style-name="Standard">Übersetzungen angezeigt werden.</text:p>
      <text:p text:style-name="Standard">TIP: <text:a xlink:type="simple" xlink:href="https://laravel.com/docs/8.x/eloquent#events-using-closures" text:style-name="Internet_20_link" text:visited-style-name="Visited_20_Internet_20_Link">https://laravel.com/docs/8.x/eloquent#events-using-closur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05T18:29:21</meta:creation-date>
    <dc:date>2021-05-06T08:50:36</dc:date>
    <dc:creator>Bernd Engels</dc:creator>
    <meta:editing-duration>PT30M33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20" meta:word-count="166" meta:character-count="1487"/>
  </office:meta>
</office:document-meta>
</file>